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ru" fo:country="RU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4b6f20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loext:graphic-properties draw:fill="none"/>
      <style:paragraph-properties fo:margin-left="0.9cm" fo:margin-right="0.9cm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loext:graphic-properties draw:fill="none"/>
      <style:paragraph-properties fo:margin-left="0.9cm" fo:margin-right="0.9cm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4b6f20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 style:master-page-name="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style:page-number="auto" fo:background-color="transparent" style:writing-mode="lr-tb"/>
      <style:text-properties fo:font-size="10pt" fo:language="ru" fo:country="RU" officeooo:rsid="001aa938" officeooo:paragraph-rsid="004b6f20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loext:graphic-properties draw:fill="none"/>
      <style:paragraph-properties fo:margin-left="3cm" fo:margin-right="0cm" fo:text-align="start" style:justify-single-word="false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4b6f20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text-align="center" style:justify-single-word="false" style:writing-mode="lr-tb"/>
      <style:text-properties fo:font-size="10pt" fo:language="ru" fo:country="RU" officeooo:rsid="001dc08a" officeooo:paragraph-rsid="001dc08a" fo:background-color="transparent" style:font-size-asian="10pt" style:font-size-complex="10pt"/>
    </style:style>
    <style:style style:name="P8" style:family="paragraph" style:parent-style-name="Standard">
      <style:paragraph-properties fo:text-align="center" style:justify-single-word="false" fo:break-before="page" style:writing-mode="lr-tb"/>
      <style:text-properties fo:font-size="10pt" fo:language="ru" fo:country="RU" officeooo:rsid="001dc08a" officeooo:paragraph-rsid="001dc08a" fo:background-color="transparent" style:font-size-asian="10pt" style:font-size-complex="10pt"/>
    </style:style>
    <style:style style:name="P9" style:family="paragraph" style:parent-style-name="Standard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fo:background-color="transparent" style:writing-mode="lr-tb"/>
      <style:text-properties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dc08a" officeooo:paragraph-rsid="001dc08a" fo:background-color="transparent" style:font-size-asian="10pt" style:font-size-complex="10pt"/>
    </style:style>
    <style:style style:name="P11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dc08a" officeooo:paragraph-rsid="002621ca" fo:background-color="transparent" style:font-size-asian="10pt" style:font-size-complex="10pt"/>
    </style:style>
    <style:style style:name="P12" style:family="paragraph" style:parent-style-name="Standard">
      <style:paragraph-properties fo:text-align="center" style:justify-single-word="false" style:writing-mode="lr-tb"/>
      <style:text-properties fo:text-transform="uppercase" fo:font-size="9pt" fo:language="ru" fo:country="RU" officeooo:rsid="001dc08a" officeooo:paragraph-rsid="001dc08a" fo:background-color="transparent" style:font-size-asian="9pt" style:font-size-complex="9pt"/>
    </style:style>
    <style:style style:name="P13" style:family="paragraph" style:parent-style-name="Standard">
      <style:paragraph-properties fo:text-align="center" style:justify-single-word="false" style:writing-mode="lr-tb"/>
      <style:text-properties fo:font-size="9pt" fo:language="ru" fo:country="RU" officeooo:rsid="001dc08a" officeooo:paragraph-rsid="002621ca" fo:background-color="transparent" style:font-size-asian="9pt" style:font-size-complex="9pt"/>
    </style:style>
    <style:style style:name="P14" style:family="paragraph" style:parent-style-name="Standard">
      <style:paragraph-properties fo:text-align="center" style:justify-single-word="false" style:writing-mode="lr-tb"/>
      <style:text-properties fo:font-size="9pt" fo:language="ru" fo:country="RU" officeooo:rsid="001dc08a" officeooo:paragraph-rsid="001dc08a" fo:background-color="transparent" style:font-size-asian="9pt" style:font-size-complex="9pt"/>
    </style:style>
    <style:style style:name="P15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1dc08a" officeooo:paragraph-rsid="001dc08a" fo:background-color="transparent" style:font-size-asian="9pt" style:font-size-complex="9pt"/>
    </style:style>
    <style:style style:name="P16" style:family="paragraph" style:parent-style-name="Standard" style:master-page-name="">
      <loext:graphic-properties draw:fill="none"/>
      <style:paragraph-properties fo:margin-left="1.499cm" fo:margin-right="1.499cm" fo:text-align="center" style:justify-single-word="false" fo:text-indent="0cm" style:auto-text-indent="false" style:page-number="auto" fo:background-color="transparent" fo:padding="0.074cm" fo:border-left="none" fo:border-right="none" fo:border-top="none" fo:border-bottom="0.06pt solid #000000" style:writing-mode="lr-tb" style:join-border="false"/>
      <style:text-properties fo:font-size="9pt" fo:language="ru" fo:country="RU" officeooo:rsid="001dc08a" officeooo:paragraph-rsid="002621ca" fo:background-color="transparent" style:font-size-asian="9pt" style:font-size-complex="9pt"/>
    </style:style>
    <style:style style:name="P17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1dc08a" officeooo:paragraph-rsid="002a997c" fo:background-color="transparent" style:font-size-asian="9pt" style:font-size-complex="9pt"/>
    </style:style>
    <style:style style:name="P18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2621ca" officeooo:paragraph-rsid="002a997c" fo:background-color="transparent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font-size="9pt" fo:language="ru" fo:country="RU" fo:font-style="italic" officeooo:rsid="001dc08a" officeooo:paragraph-rsid="001dc08a" fo:background-color="transparent" style:font-size-asian="9pt" style:font-style-asian="italic" style:font-size-complex="9pt" style:font-style-complex="italic"/>
    </style:style>
    <style:style style:name="P20" style:family="paragraph" style:parent-style-name="Standard">
      <style:paragraph-properties fo:text-align="center" style:justify-single-word="false" style:writing-mode="lr-tb"/>
      <style:text-properties fo:font-size="9pt" fo:language="ru" fo:country="RU" fo:font-weight="bold" officeooo:rsid="001dc08a" officeooo:paragraph-rsid="001dc08a" fo:background-color="transparent" style:font-size-asian="9pt" style:font-weight-asian="bold" style:font-size-complex="9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4b6f20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position="super 58%" fo:font-weight="bold" style:font-weight-asian="bold" style:font-weight-complex="bold"/>
    </style:style>
    <style:style style:name="T2" style:family="text">
      <style:text-properties fo:language="en" fo:country="US" officeooo:rsid="00231b38"/>
    </style:style>
    <style:style style:name="T3" style:family="text">
      <style:text-properties fo:language="en" fo:country="US" officeooo:rsid="002621ca"/>
    </style:style>
    <style:style style:name="T4" style:family="text">
      <style:text-properties fo:language="en" fo:country="US" officeooo:rsid="0040b344"/>
    </style:style>
    <style:style style:name="T5" style:family="text">
      <style:text-properties fo:language="en" fo:country="US" officeooo:rsid="004a6ee8"/>
    </style:style>
    <style:style style:name="T6" style:family="text">
      <style:text-properties fo:language="en" fo:country="US" officeooo:rsid="004b6f20"/>
    </style:style>
    <style:style style:name="T7" style:family="text">
      <style:text-properties fo:language="en" fo:country="US" officeooo:rsid="0050c8fc"/>
    </style:style>
    <style:style style:name="T8" style:family="text">
      <style:text-properties fo:language="en" fo:country="US" officeooo:rsid="005116e5"/>
    </style:style>
    <style:style style:name="T9" style:family="text">
      <style:text-properties fo:language="en" fo:country="US" officeooo:rsid="00546474"/>
    </style:style>
    <style:style style:name="T10" style:family="text">
      <style:text-properties style:text-position="sub 58%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621ca"/>
    </style:style>
    <style:style style:name="T13" style:family="text">
      <style:text-properties officeooo:rsid="0023e875"/>
    </style:style>
    <style:style style:name="T14" style:family="text">
      <style:text-properties officeooo:rsid="004b6f20"/>
    </style:style>
    <style:style style:name="T15" style:family="text">
      <style:text-properties officeooo:rsid="004c383b"/>
    </style:style>
    <style:style style:name="T16" style:family="text">
      <style:text-properties officeooo:rsid="004f1b89"/>
    </style:style>
    <style:style style:name="T17" style:family="text">
      <style:text-properties officeooo:rsid="004f5b44"/>
    </style:style>
    <style:style style:name="T18" style:family="text">
      <style:text-properties officeooo:rsid="005116e5"/>
    </style:style>
    <style:style style:name="T19" style:family="text">
      <style:text-properties officeooo:rsid="00546474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1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Организаторы конференции СПИСОК-20<text:span text:style-name="T9">22</text:span> благодарят <text:span text:style-name="T19">Санкт-Петербургский государственный университет за неоценимую ресурсную и организационную помощь в подготовке и проведении конференции.</text:span></text:p>
      <text:p text:style-name="P4"/>
      <text:p text:style-name="P2"/>
      <text:p text:style-name="P2"/>
      <text:p text:style-name="P3"/>
      <text:p text:style-name="P3"/>
      <text:p text:style-name="P9"/>
      <text:p text:style-name="P1"/>
      <text:p text:style-name="P1"/>
      <text:p text:style-name="P1"/>
      <text:p text:style-name="P1"/>
      <text:p text:style-name="P8"/>
      <text:p text:style-name="P7"/>
      <text:p text:style-name="P7"/>
      <text:p text:style-name="P7"/>
      <text:p text:style-name="P7"/>
      <text:p text:style-name="P7"/>
      <text:p text:style-name="P7">Научное издание</text:p>
      <text:p text:style-name="P14"/>
      <text:p text:style-name="P12"/>
      <text:p text:style-name="P12"/>
      <text:p text:style-name="P10">Материалы </text:p>
      <text:p text:style-name="P11"><text:span text:style-name="T9">9</text:span>-й всероссийской научной</text:p>
      <text:p text:style-name="P11">конференции по проблемам</text:p>
      <text:p text:style-name="P11">информатики СПИСОК-20<text:span text:style-name="T19">22</text:span></text:p>
      <text:p text:style-name="P14"/>
      <text:p text:style-name="P19"><text:span text:style-name="T5">2</text:span><text:span text:style-name="T9">7</text:span><text:span text:style-name="T5">–</text:span>2<text:span text:style-name="T19">9</text:span> апреля 20<text:span text:style-name="T19">22</text:span> г.</text:p>
      <text:p text:style-name="P19">Санкт-Петербург</text:p>
      <text:p text:style-name="P19"/>
      <text:p text:style-name="P19"/>
      <text:p text:style-name="P19"/>
      <text:p text:style-name="P19"/>
      <text:p text:style-name="P14"/>
      <text:p text:style-name="P14">Компьютерная верстка: Д.В. Луцив</text:p>
      <text:p text:style-name="P14"/>
      <text:p text:style-name="P14"/>
      <text:p text:style-name="P14"/>
      <text:p text:style-name="P14"/>
      <text:p text:style-name="P14"/>
      <text:p text:style-name="P20"><text:span text:style-name="T12">И</text:span>здательство «ВВМ»</text:p>
      <text:p text:style-name="P14">190000, Санкт-Петербург,</text:p>
      <text:p text:style-name="P14">ул. Декабристов, 6, лит. А, пом. 10н</text:p>
      <text:p text:style-name="P14">E-mail: vvmpub@yandex.ru</text:p>
      <text:p text:style-name="P7"/>
      <text:p text:style-name="P7"/>
      <text:p text:style-name="P7"/>
      <text:p text:style-name="P7"/>
      <text:p text:style-name="P7"/>
      <text:p text:style-name="P7"/>
      <text:p text:style-name="P13">Подписано <text:span text:style-name="T12">в печать </text:span><office:annotation office:name="__Annotation__1370_597525336" loext:resolved="false"><dc:creator>&lt;анонимный&gt;</dc:creator><dc:date>2020-12-22T13:40:08.494516687</dc:date><text:p text:style-name="P22"><text:span text:style-name="T20">Не забыть</text:span></text:p></office:annotation><text:span text:style-name="T9">__.__</text:span><text:span text:style-name="T12">.</text:span><text:span text:style-name="T19">____</text:span><office:annotation-end office:name="__Annotation__1370_597525336"/><text:span text:style-name="T12">. </text:span>Формат 60 × <text:span text:style-name="T2">84 </text:span><text:span text:style-name="T1">1</text:span><text:span text:style-name="T11">/</text:span><text:span text:style-name="T10">16</text:span>.</text:p>
      <text:p text:style-name="P13">Бумага офсетная. Гарнитура <text:span text:style-name="T3">Times</text:span>. Печать цифровая.</text:p>
      <text:p text:style-name="P13"><text:span text:style-name="T13">Усл. п</text:span>еч. л. <office:annotation office:name="__Annotation__194_1094673556" loext:resolved="false"><dc:creator>&lt;анонимный&gt;</dc:creator><dc:date>2017-12-25T20:34:03.261000000</dc:date><text:p text:style-name="P23"><text:span text:style-name="T20">A5 у ВВМ — 0,05813 УПЛ на страницу</text:span></text:p></office:annotation><text:span text:style-name="T19">__</text:span><text:span text:style-name="T17">,</text:span><text:span text:style-name="T19">__</text:span><office:annotation-end office:name="__Annotation__194_1094673556"/>. Тираж 100 экз. Заказ <text:span text:style-name="T12">№</text:span><office:annotation office:name="__Annotation__239_1018545669" loext:resolved="false"><dc:creator>&lt;анонимный&gt;</dc:creator><dc:date>2020-12-20T17:55:40.850556608</dc:date><text:p text:style-name="P22"><text:span text:style-name="T20">Не забывать офолмлять</text:span></text:p></office:annotation><text:span text:style-name="T19">____</text:span><office:annotation-end office:name="__Annotation__239_1018545669"/><text:span text:style-name="T12">.</text:span></text:p>
      <text:p text:style-name="P16"/>
      <text:p text:style-name="P15"/>
      <text:p text:style-name="P17">Отпечатано <text:span text:style-name="T12">в Издательстве ВВМ.</text:span></text:p>
      <text:p text:style-name="P18">198095, Санкт-Петербург, ул. Швецова, 41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2H29M29S</meta:editing-duration>
    <meta:editing-cycles>52</meta:editing-cycles>
    <meta:generator>LibreOffice/7.4.6.2$Linux_X86_64 LibreOffice_project/40$Build-2</meta:generator>
    <dc:date>2023-03-21T18:37:37.690971614</dc:date>
    <meta:document-statistic meta:table-count="0" meta:image-count="0" meta:object-count="0" meta:page-count="2" meta:paragraph-count="18" meta:word-count="85" meta:character-count="668" meta:non-whitespace-character-count="601"/>
    <meta:user-defined meta:name="Info 1"/>
    <meta:user-defined meta:name="Info 2"/>
    <meta:user-defined meta:name="Info 3"/>
    <meta:user-defined meta:name="Info 4"/>
  </office:meta>
</office:document-meta>
</file>